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 Light" svg:font-family="'Candara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officeooo:paragraph-rsid="000c3e6d"/>
    </style:style>
    <style:style style:name="P3" style:family="paragraph" style:parent-style-name="Standard">
      <style:text-properties style:font-name="Courier New" officeooo:rsid="000c3e6d" officeooo:paragraph-rsid="000c3e6d"/>
    </style:style>
    <style:style style:name="P4" style:family="paragraph" style:parent-style-name="Standard">
      <style:text-properties style:font-name="Courier New" fo:font-weight="bold" style:font-weight-asian="bold" style:font-weight-complex="bold"/>
    </style:style>
    <style:style style:name="P5" style:family="paragraph" style:parent-style-name="Standard">
      <style:text-properties style:font-name="Courier New" fo:font-weight="bold" officeooo:rsid="000c3e6d" officeooo:paragraph-rsid="000c3e6d" style:font-weight-asian="bold" style:font-weight-complex="bold"/>
    </style:style>
    <style:style style:name="P6" style:family="paragraph" style:parent-style-name="Standard">
      <style:text-properties officeooo:rsid="000c3e6d" officeooo:paragraph-rsid="000c3e6d"/>
    </style:style>
    <style:style style:name="P7" style:family="paragraph" style:parent-style-name="Standard">
      <style:text-properties fo:color="#c9211e" loext:opacity="100%" style:font-name="Courier New" officeooo:paragraph-rsid="000c3e6d"/>
    </style:style>
    <style:style style:name="P8" style:family="paragraph" style:parent-style-name="Standard">
      <style:text-properties fo:color="#32cd32" loext:opacity="100%" style:font-name="Courier New" officeooo:rsid="000c3e6d" officeooo:paragraph-rsid="000c3e6d"/>
    </style:style>
    <style:style style:name="P9" style:family="paragraph" style:parent-style-name="Standard">
      <style:text-properties fo:color="#0000ff" loext:opacity="100%" style:font-name="Courier New" officeooo:rsid="000c3e6d" officeooo:paragraph-rsid="000c3e6d"/>
    </style:style>
    <style:style style:name="P10" style:family="paragraph">
      <style:paragraph-properties fo:text-align="center"/>
    </style:style>
    <style:style style:name="T1" style:family="text">
      <style:text-properties officeooo:rsid="000c3e6d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0c3e6d"/>
    </style:style>
    <style:style style:name="T4" style:family="text">
      <style:text-properties fo:color="#32cd32" loext:opacity="100%"/>
    </style:style>
    <style:style style:name="T5" style:family="text">
      <style:text-properties fo:color="#ffff00" loext:opacity="100%"/>
    </style:style>
    <style:style style:name="T6" style:family="text">
      <style:text-properties fo:color="#0000ff" loext:opacity="100%"/>
    </style:style>
    <style:style style:name="T7" style:family="text">
      <style:text-properties fo:color="#d2691e" loext:opacity="100%"/>
    </style:style>
    <style:style style:name="T8" style:family="text">
      <style:text-properties officeooo:rsid="000e0854"/>
    </style:style>
    <style:style style:name="T9" style:family="text">
      <style:text-properties fo:color="#ff00ff" loext:opacity="100%"/>
    </style:style>
    <style:style style:name="T10" style:family="text">
      <style:text-properties fo:color="#ff00ff" loext:opacity="100%" officeooo:rsid="000e0854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<draw:line text:anchor-type="paragraph" draw:z-index="0" draw:name="Line 1" draw:style-name="gr1" draw:text-style-name="P10" svg:x1="0.986cm" svg:y1="0.478cm" svg:x2="5.563cm" svg:y2="2.409cm"><text:p/></draw:line><text:span text:style-name="T7">“a” = slice animal type string</text:span> <text:s text:c="6"/><text:span text:style-name="T9">“</text:span><text:span text:style-name="T10">i</text:span><text:span text:style-name="T9">“ = index to delete </text:span><text:tab/><text:tab/>return <text:span text:style-name="T8">updated</text:span> slice </text:p>
      <text:p text:style-name="Standard"><draw:line text:anchor-type="paragraph" draw:z-index="1" draw:name="Line 2" draw:style-name="gr1" draw:text-style-name="P10" svg:x1="6.648cm" svg:y1="0.044cm" svg:x2="8.765cm" svg:y2="2.002cm"><text:p/></draw:line><draw:line text:anchor-type="paragraph" draw:z-index="2" draw:name="Line 3" draw:style-name="gr1" draw:text-style-name="P10" svg:x1="11.992cm" svg:y1="0.176cm" svg:x2="11.225cm" svg:y2="1.816cm"><text:p/></draw:line></text:p>
      <text:p text:style-name="Standard"/>
      <text:p text:style-name="Standard"/>
      <text:p text:style-name="Standard"/>
      <text:p text:style-name="P4">func DeleteFromSlice(<text:span text:style-name="T7">a []string</text:span>, <text:span text:style-name="T9">i int</text:span>) []string{</text:p>
      <text:p text:style-name="P4"><draw:line text:anchor-type="paragraph" draw:z-index="3" draw:name="Line 4" draw:style-name="gr1" draw:text-style-name="P10" svg:x1="5.801cm" svg:y1="0.289cm" svg:x2="10.775cm" svg:y2="3.199cm"><text:p/></draw:line><text:tab/><text:span text:style-name="T2">a[i] = a[len(a)-1]</text:span></text:p>
      <text:p text:style-name="P4"><draw:line text:anchor-type="paragraph" draw:z-index="4" draw:name="Line 5" draw:style-name="gr1" draw:text-style-name="P10" svg:x1="1.198cm" svg:y1="0.233cm" svg:x2="0.457cm" svg:y2="5.551cm"><text:p/></draw:line><text:tab/><text:span text:style-name="T4">a[len(a)-1] = ""</text:span></text:p>
      <text:p text:style-name="P4"><draw:line text:anchor-type="paragraph" draw:z-index="5" draw:name="Line 6" draw:style-name="gr1" draw:text-style-name="P10" svg:x1="4.267cm" svg:y1="0.467cm" svg:x2="8.262cm" svg:y2="7.611cm"><text:p/></draw:line><text:tab/><text:span text:style-name="T6">a = a[:len(a)-1]</text:span></text:p>
      <text:p text:style-name="P4"><text:tab/>return a</text:p>
      <text:p text:style-name="P4"><draw:line text:anchor-type="paragraph" draw:z-index="6" draw:name="Vertical line 1" draw:style-name="gr1" draw:text-style-name="P10" svg:x1="2.018cm" svg:y1="0.169cm" svg:x2="2.018cm" svg:y2="9.297cm"><text:p/></draw:line>}</text:p>
      <text:p text:style-name="P1"/>
      <text:p text:style-name="P1"/>
      <text:p text:style-name="P2"><text:tab/><text:tab/><text:tab/><text:tab/><text:tab/><text:span text:style-name="T3">Remove Index “i” from slice “a” (animals)</text:span></text:p>
      <text:p text:style-name="P7"><text:span text:style-name="T1"><text:tab/><text:tab/><text:tab/><text:tab/><text:tab/>= slice a[length of “a” – minus 1]</text:span></text:p>
      <text:p text:style-name="P7"><text:tab/><text:tab/><text:tab/><text:tab/><text:tab/><text:span text:style-name="T1">(copies last element in the slice = horse <text:tab/><text:tab/><text:tab/><text:tab/><text:tab/><text:tab/>to the index being passed right now)</text:span></text:p>
      <text:p text:style-name="P2"/>
      <text:p text:style-name="P2"/>
      <text:p text:style-name="P8">erase the last element of the slice </text:p>
      <text:p text:style-name="P8">by getting the length of the slice</text:p>
      <text:p text:style-name="P8">and set the last line to nothing = “”</text:p>
      <text:p text:style-name="P3"/>
      <text:p text:style-name="P3"/>
      <text:p text:style-name="P3"><text:tab/><text:tab/><text:tab/><text:tab/><text:tab/><text:span text:style-name="T6">truncate the slice by deleting the last </text:span></text:p>
      <text:p text:style-name="P9"><text:tab/><text:tab/><text:tab/><text:tab/><text:tab/>element making the slice “a” equals to “a”</text:p>
      <text:p text:style-name="P9"><text:tab/><text:tab/><text:tab/><text:tab/><text:tab/>getting the length of “a” and deleting the <text:tab/><text:tab/><text:tab/><text:tab/><text:tab/>removing the length – 1 </text:p>
      <text:p text:style-name="P2"/>
      <text:p text:style-name="P2"/>
      <text:p text:style-name="P5">return the new slice a with the</text:p>
      <text:p text:style-name="P5">last line dele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 Light" svg:font-family="'Candara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4T22:49:13.849000000</meta:creation-date>
    <dc:date>2022-11-24T23:18:47.458000000</dc:date>
    <meta:editing-duration>PT29M32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8" meta:word-count="121" meta:character-count="693" meta:non-whitespace-character-count="531"/>
  </office:meta>
</office:document-meta>
</file>